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INA DAVILA, RHO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0827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52512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INA DAVILA, RHO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0827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 171 25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08274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7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15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7222588</text:p>
          </table:table-cell>
          <table:table-cell table:style-name="Tabla2.D3" office:value-type="string">
            <text:p text:style-name="P23">208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8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14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